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ource Sans Pro" svg:font-family="'Source Sans Pro', ui-sans-serif, system-ui, apple-system, BlinkMacSystemFont, 'Segoe UI', Roboto, 'Helvetica Neue', Arial, 'Noto Sans', sans-serif, 'Apple Color Emoji', 'Segoe UI Emoji', 'Segoe UI Symbol', 'Noto Color Emoji'"/>
    <style:font-face style:name="Söhne Mono" svg:font-family="'Söhne Mono', Monaco, 'Andale Mono', 'Ubuntu Mono', monospace"/>
    <style:font-face style:name="monospace" svg:font-family="monospace, 'Droid Sans Mono', monospace, monospace"/>
  </office:font-face-decls>
  <office:automatic-styles>
    <style:style style:name="P1" style:family="paragraph" style:parent-style-name="Standard">
      <style:text-properties officeooo:rsid="00034ba6" officeooo:paragraph-rsid="00034ba6"/>
    </style:style>
    <style:style style:name="P2" style:family="paragraph" style:parent-style-name="Standard">
      <style:text-properties officeooo:rsid="00034ba6" officeooo:paragraph-rsid="00047534"/>
    </style:style>
    <style:style style:name="P3" style:family="paragraph" style:parent-style-name="Standard">
      <style:text-properties officeooo:rsid="00034ba6" officeooo:paragraph-rsid="00088c93"/>
    </style:style>
    <style:style style:name="P4" style:family="paragraph" style:parent-style-name="Standard">
      <style:text-properties officeooo:rsid="00034ba6" officeooo:paragraph-rsid="0005dda9"/>
    </style:style>
    <style:style style:name="P5" style:family="paragraph" style:parent-style-name="Standard">
      <style:paragraph-properties fo:text-align="center" style:justify-single-word="false"/>
      <style:text-properties fo:font-weight="bold" officeooo:rsid="000cf433" officeooo:paragraph-rsid="000cf433" style:font-weight-asian="bold" style:font-weight-complex="bold"/>
    </style:style>
    <style:style style:name="P6" style:family="paragraph" style:parent-style-name="Standard">
      <style:text-properties officeooo:rsid="0004427a" officeooo:paragraph-rsid="00047534"/>
    </style:style>
    <style:style style:name="P7" style:family="paragraph" style:parent-style-name="Standard">
      <style:text-properties officeooo:rsid="0004427a" officeooo:paragraph-rsid="000676fb"/>
    </style:style>
    <style:style style:name="P8" style:family="paragraph" style:parent-style-name="Standard">
      <style:text-properties officeooo:rsid="0004427a" officeooo:paragraph-rsid="00088c93"/>
    </style:style>
    <style:style style:name="P9" style:family="paragraph" style:parent-style-name="Standard">
      <style:text-properties officeooo:rsid="0004427a" officeooo:paragraph-rsid="001006fe"/>
    </style:style>
    <style:style style:name="P10" style:family="paragraph" style:parent-style-name="Standard">
      <style:text-properties officeooo:rsid="0004427a" officeooo:paragraph-rsid="0004427a"/>
    </style:style>
    <style:style style:name="P11" style:family="paragraph" style:parent-style-name="Standard">
      <style:text-properties officeooo:rsid="0004427a" officeooo:paragraph-rsid="0005dda9"/>
    </style:style>
    <style:style style:name="P12" style:family="paragraph" style:parent-style-name="Standard">
      <style:text-properties officeooo:rsid="0004427a" officeooo:paragraph-rsid="000e38da"/>
    </style:style>
    <style:style style:name="P13" style:family="paragraph" style:parent-style-name="Standard">
      <style:text-properties officeooo:rsid="0004427a" officeooo:paragraph-rsid="0023f6df"/>
    </style:style>
    <style:style style:name="P14" style:family="paragraph" style:parent-style-name="Standard">
      <style:text-properties officeooo:rsid="0004427a" officeooo:paragraph-rsid="00248b11"/>
    </style:style>
    <style:style style:name="P15" style:family="paragraph" style:parent-style-name="Standard">
      <style:text-properties officeooo:rsid="0004427a" officeooo:paragraph-rsid="0026311e"/>
    </style:style>
    <style:style style:name="P16" style:family="paragraph" style:parent-style-name="Standard">
      <style:text-properties officeooo:rsid="0004427a" officeooo:paragraph-rsid="0029b7c1"/>
    </style:style>
    <style:style style:name="P17" style:family="paragraph" style:parent-style-name="Standard">
      <style:text-properties officeooo:rsid="00047534" officeooo:paragraph-rsid="00047534"/>
    </style:style>
    <style:style style:name="P18" style:family="paragraph" style:parent-style-name="Standard">
      <style:text-properties officeooo:rsid="00047534" officeooo:paragraph-rsid="000676fb"/>
    </style:style>
    <style:style style:name="P19" style:family="paragraph" style:parent-style-name="Standard">
      <style:text-properties officeooo:rsid="00047534" officeooo:paragraph-rsid="00088c93"/>
    </style:style>
    <style:style style:name="P20" style:family="paragraph" style:parent-style-name="Standard">
      <style:text-properties officeooo:rsid="00047534" officeooo:paragraph-rsid="0021477a"/>
    </style:style>
    <style:style style:name="P21" style:family="paragraph" style:parent-style-name="Standard">
      <style:text-properties officeooo:rsid="00047534" officeooo:paragraph-rsid="0029b7c1"/>
    </style:style>
    <style:style style:name="P22" style:family="paragraph" style:parent-style-name="Standard">
      <style:text-properties officeooo:rsid="000676fb" officeooo:paragraph-rsid="000676fb"/>
    </style:style>
    <style:style style:name="P23" style:family="paragraph" style:parent-style-name="Standard">
      <style:text-properties officeooo:rsid="000705c3" officeooo:paragraph-rsid="000705c3"/>
    </style:style>
    <style:style style:name="P24" style:family="paragraph" style:parent-style-name="Standard">
      <style:text-properties officeooo:rsid="00088c93" officeooo:paragraph-rsid="00088c93"/>
    </style:style>
    <style:style style:name="P25" style:family="paragraph" style:parent-style-name="Standard">
      <style:text-properties officeooo:rsid="000e38da" officeooo:paragraph-rsid="000e38da"/>
    </style:style>
    <style:style style:name="P26" style:family="paragraph" style:parent-style-name="Standard">
      <style:text-properties officeooo:rsid="001f5908" officeooo:paragraph-rsid="001f5908"/>
    </style:style>
    <style:style style:name="P27" style:family="paragraph" style:parent-style-name="Standard">
      <style:text-properties officeooo:rsid="0021477a" officeooo:paragraph-rsid="0021477a"/>
    </style:style>
    <style:style style:name="P28" style:family="paragraph" style:parent-style-name="Standard">
      <style:text-properties officeooo:rsid="002181f2" officeooo:paragraph-rsid="002181f2"/>
    </style:style>
    <style:style style:name="P29" style:family="paragraph" style:parent-style-name="Standard">
      <style:text-properties officeooo:paragraph-rsid="00286977"/>
    </style:style>
    <style:style style:name="P30" style:family="paragraph" style:parent-style-name="Standard">
      <style:text-properties officeooo:rsid="0029b7c1" officeooo:paragraph-rsid="0029b7c1"/>
    </style:style>
    <style:style style:name="P31" style:family="paragraph" style:parent-style-name="Standard">
      <style:text-properties officeooo:rsid="0029b7c1" officeooo:paragraph-rsid="002b536c"/>
    </style:style>
    <style:style style:name="P32" style:family="paragraph" style:parent-style-name="Standard">
      <style:text-properties officeooo:rsid="002c4a2d" officeooo:paragraph-rsid="002c4a2d"/>
    </style:style>
    <style:style style:name="P33" style:family="paragraph" style:parent-style-name="Standard">
      <style:text-properties officeooo:rsid="002c4a2d" officeooo:paragraph-rsid="002d0ed3"/>
    </style:style>
    <style:style style:name="P34" style:family="paragraph" style:parent-style-name="Standard">
      <style:text-properties officeooo:rsid="002c4a2d" officeooo:paragraph-rsid="002ed217"/>
    </style:style>
    <style:style style:name="P35" style:family="paragraph" style:parent-style-name="Standard">
      <style:text-properties officeooo:rsid="002d0ed3" officeooo:paragraph-rsid="002d0ed3"/>
    </style:style>
    <style:style style:name="P36" style:family="paragraph" style:parent-style-name="Standard">
      <style:text-properties officeooo:rsid="002d0ed3" officeooo:paragraph-rsid="002ed217"/>
    </style:style>
    <style:style style:name="P37" style:family="paragraph" style:parent-style-name="Standard">
      <style:text-properties officeooo:rsid="002ed217" officeooo:paragraph-rsid="002ed217"/>
    </style:style>
    <style:style style:name="P38" style:family="paragraph" style:parent-style-name="Standard">
      <style:text-properties officeooo:rsid="002ed217" officeooo:paragraph-rsid="003591aa"/>
    </style:style>
    <style:style style:name="P39" style:family="paragraph" style:parent-style-name="Standard">
      <style:text-properties fo:font-variant="normal" fo:text-transform="none" fo:color="#000000" loext:opacity="100%" style:font-name="Source Sans Pro" fo:font-size="14pt" fo:letter-spacing="normal" fo:font-style="normal" fo:font-weight="normal" officeooo:rsid="003591aa" officeooo:paragraph-rsid="003591aa"/>
    </style:style>
    <style:style style:name="P40" style:family="paragraph" style:parent-style-name="Standard">
      <style:text-properties fo:font-variant="normal" fo:text-transform="none" fo:color="#000000" loext:opacity="100%" style:font-name="Source Sans Pro" fo:font-size="14pt" fo:letter-spacing="normal" fo:font-style="normal" fo:font-weight="normal" officeooo:rsid="002ed217" officeooo:paragraph-rsid="002ed217"/>
    </style:style>
    <style:style style:name="P41" style:family="paragraph" style:parent-style-name="Standard">
      <style:text-properties fo:font-variant="normal" fo:text-transform="none" fo:color="#000000" loext:opacity="100%" style:font-name="Source Sans Pro" fo:font-size="14pt" fo:letter-spacing="normal" fo:font-style="normal" fo:font-weight="normal" officeooo:rsid="002ed217" officeooo:paragraph-rsid="003591aa"/>
    </style:style>
    <style:style style:name="P42" style:family="paragraph" style:parent-style-name="Standard">
      <style:text-properties fo:font-variant="normal" fo:text-transform="none" fo:color="#000000" loext:opacity="100%" style:font-name="monospace" fo:font-size="10.5pt" fo:letter-spacing="normal" fo:font-style="normal" fo:font-weight="normal" officeooo:rsid="002ed217" officeooo:paragraph-rsid="002ed217" fo:background-color="#f7f7f7"/>
    </style:style>
    <style:style style:name="T1" style:family="text">
      <style:text-properties officeooo:rsid="0004427a"/>
    </style:style>
    <style:style style:name="T2" style:family="text">
      <style:text-properties officeooo:rsid="0005dda9"/>
    </style:style>
    <style:style style:name="T3" style:family="text">
      <style:text-properties officeooo:rsid="000676fb"/>
    </style:style>
    <style:style style:name="T4" style:family="text">
      <style:text-properties officeooo:rsid="000cf433"/>
    </style:style>
    <style:style style:name="T5" style:family="text">
      <style:text-properties officeooo:rsid="000e38da"/>
    </style:style>
    <style:style style:name="T6" style:family="text">
      <style:text-properties officeooo:rsid="001006fe"/>
    </style:style>
    <style:style style:name="T7" style:family="text">
      <style:text-properties officeooo:rsid="0011bfac"/>
    </style:style>
    <style:style style:name="T8" style:family="text">
      <style:text-properties officeooo:rsid="001242d1"/>
    </style:style>
    <style:style style:name="T9" style:family="text">
      <style:text-properties officeooo:rsid="0014ec9a"/>
    </style:style>
    <style:style style:name="T10" style:family="text">
      <style:text-properties officeooo:rsid="001f5908"/>
    </style:style>
    <style:style style:name="T11" style:family="text">
      <style:text-properties officeooo:rsid="00047534"/>
    </style:style>
    <style:style style:name="T12" style:family="text">
      <style:text-properties officeooo:rsid="001f980e"/>
    </style:style>
    <style:style style:name="T13" style:family="text">
      <style:text-properties officeooo:rsid="001fbb30"/>
    </style:style>
    <style:style style:name="T14" style:family="text">
      <style:text-properties officeooo:rsid="0021477a"/>
    </style:style>
    <style:style style:name="T15" style:family="text">
      <style:text-properties officeooo:rsid="002181f2"/>
    </style:style>
    <style:style style:name="T16" style:family="text">
      <style:text-properties fo:font-variant="normal" fo:text-transform="none" fo:color="#00a67d" loext:opacity="100%" style:font-name="Söhne Mono" fo:font-size="10.5pt" fo:letter-spacing="normal" fo:font-style="normal" fo:font-weight="normal"/>
    </style:style>
    <style:style style:name="T17" style:family="text">
      <style:text-properties fo:font-variant="normal" fo:text-transform="none" fo:color="#000000" loext:opacity="100%" style:font-name="Source Sans Pro" fo:font-size="14pt" fo:letter-spacing="normal" fo:font-style="normal" fo:font-weight="normal"/>
    </style:style>
    <style:style style:name="T18" style:family="text">
      <style:text-properties fo:font-variant="normal" fo:text-transform="none" fo:color="#000000" loext:opacity="100%" style:font-name="Source Sans Pro" fo:font-size="14pt" fo:letter-spacing="normal" fo:font-style="normal" fo:font-weight="normal" officeooo:rsid="003591aa"/>
    </style:style>
    <style:style style:name="T19" style:family="text">
      <style:text-properties fo:font-variant="normal" fo:text-transform="none" fo:color="#000000" loext:opacity="100%" style:font-name="Source Sans Pro" fo:font-size="14pt" fo:letter-spacing="normal" fo:font-style="normal" fo:font-weight="normal" officeooo:rsid="00368fda"/>
    </style:style>
    <style:style style:name="T20" style:family="text">
      <style:text-properties officeooo:rsid="0022d3b8"/>
    </style:style>
    <style:style style:name="T21" style:family="text">
      <style:text-properties officeooo:rsid="0023bb61"/>
    </style:style>
    <style:style style:name="T22" style:family="text">
      <style:text-properties officeooo:rsid="00248b11"/>
    </style:style>
    <style:style style:name="T23" style:family="text">
      <style:text-properties officeooo:rsid="00034ba6"/>
    </style:style>
    <style:style style:name="T24" style:family="text">
      <style:text-properties officeooo:rsid="0026311e"/>
    </style:style>
    <style:style style:name="T25" style:family="text">
      <style:text-properties fo:color="#0000ff" loext:opacity="100%"/>
    </style:style>
    <style:style style:name="T26" style:family="text">
      <style:text-properties fo:color="#a31515"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Example Prompts - <text:span text:style-name="T8">1</text:span></text:p>
      <text:p text:style-name="P1"/>
      <text:p text:style-name="P28">For explaining the full </text:p>
      <text:p text:style-name="P1"/>
      <text:p text:style-name="P1"/>
      <text:p text:style-name="P22">Examples</text:p>
      <text:p text:style-name="P1">------------------------------------------------------------------------</text:p>
      <text:p text:style-name="P4">Rate the answer to the question.</text:p>
      <text:p text:style-name="P1"/>
      <text:p text:style-name="P1">Question:</text:p>
      <text:p text:style-name="P1">Explain the difference between malloc() and new in C++.</text:p>
      <text:p text:style-name="P10"/>
      <text:p text:style-name="P10">Max<text:span text:style-name="T3">imum</text:span> score:</text:p>
      <text:p text:style-name="P17">6</text:p>
      <text:p text:style-name="P10"/>
      <text:p text:style-name="P11"><text:span text:style-name="T6">Scoring guide</text:span>:</text:p>
      <text:p text:style-name="P10">2 points – malloc() is a C function used for dynamic memory allocation, while new is a C++ operator that also allocates memory dynamically. </text:p>
      <text:p text:style-name="P10"/>
      <text:p text:style-name="P6">2 point<text:span text:style-name="T9">s</text:span> – Memory allocated with malloc() must be explicitly deallocated with free(), whereas memory allocated with new should be deallocated with delete. </text:p>
      <text:p text:style-name="P6"/>
      <text:p text:style-name="P17">2 point<text:span text:style-name="T9">s</text:span> – <text:span text:style-name="T1">new is type-safe, whereas malloc() returns a void pointer, requiring explicit type casting.</text:span></text:p>
      <text:p text:style-name="P17"/>
      <text:p text:style-name="P7">Answer:</text:p>
      <text:p text:style-name="P7">malloc() is a C function used for dynamic memory allocation, while new is a C++ operator that also allocates memory dynamically. new not only allocates memory but also calls the constructor for an object. Memory allocated with malloc() must be explicitly deallocated with free(), whereas memory allocated with new should be deallocated with delete. Additionally, new is type-safe, whereas malloc() returns a void pointer, requiring explicit type casting.</text:p>
      <text:p text:style-name="P1"/>
      <text:p text:style-name="P17">Score: </text:p>
      <text:p text:style-name="P17">6 <text:span text:style-name="T13">points - The answer correctly explains that </text:span><text:span text:style-name="T1">malloc() is a C function used for dynamic memory allocation, while new is a C++ operator that also allocates memory dynamically. </text:span><text:span text:style-name="T13">The answer correctly explains that m</text:span><text:span text:style-name="T1">emory allocated with malloc() must be explicitly deallocated with free(), whereas memory allocated with new should be deallocated with delete. </text:span><text:span text:style-name="T13">The answer correctly explains that </text:span><text:span text:style-name="T1">new is type-safe, whereas malloc() returns a void pointer, requiring explicit type casting.</text:span></text:p>
      <text:p text:style-name="P2"/>
      <text:p text:style-name="P2">Rate the answer to the question.</text:p>
      <text:p text:style-name="P2"/>
      <text:p text:style-name="P2">Question:</text:p>
      <text:p text:style-name="P2">Explain the difference between malloc() and new in C++.</text:p>
      <text:p text:style-name="P6"/>
      <text:p text:style-name="P6">Max<text:span text:style-name="T3">imum</text:span> score:</text:p>
      <text:p text:style-name="P17">6</text:p>
      <text:p text:style-name="P6"/>
      <text:p text:style-name="P9"><text:span text:style-name="T6">Scoring guide</text:span>:</text:p>
      <text:p text:style-name="P6">2 points – malloc() is a C function used for dynamic memory allocation, while new is a C++ operator that also allocates memory dynamically. </text:p>
      <text:p text:style-name="P6"/>
      <text:p text:style-name="P6"><text:soft-page-break/>2 point<text:span text:style-name="T9">s</text:span> – Memory allocated with malloc() must be explicitly deallocated with free(), whereas memory allocated with new should be deallocated with delete. </text:p>
      <text:p text:style-name="P6"/>
      <text:p text:style-name="P17">2 point<text:span text:style-name="T9">s</text:span> – <text:span text:style-name="T1">new is type-safe, whereas malloc() returns a void pointer, requiring explicit type casting.</text:span></text:p>
      <text:p text:style-name="P17"/>
      <text:p text:style-name="P7">Answer:</text:p>
      <text:p text:style-name="P7">malloc() is a C function used for dynamic memory allocation, while new is a C++ operator that also allocates memory dynamically. Additionally, new is type-safe, whereas malloc() returns a void pointer, requiring explicit type casting.</text:p>
      <text:p text:style-name="P2"/>
      <text:p text:style-name="P17">Score: </text:p>
      <text:p text:style-name="P17">4 <text:span text:style-name="T13">points - The answer correctly explains that </text:span><text:span text:style-name="T1">malloc() is a C function used for dynamic memory allocation, while new is a C++ operator that also allocates memory dynamically. </text:span></text:p>
      <text:p text:style-name="P27">The answer does not explain m<text:span text:style-name="T1">emory allocated with malloc() must be explicitly deallocated with free(), whereas memory allocated with new should be deallocated with delete. </text:span></text:p>
      <text:p text:style-name="P20"><text:span text:style-name="T13">The answer correctly explains that </text:span><text:span text:style-name="T1">new is type-safe, whereas malloc() returns a void pointer, requiring explicit type casting.</text:span></text:p>
      <text:p text:style-name="P2"/>
      <text:p text:style-name="P2">Rate the answer to the question.</text:p>
      <text:p text:style-name="P2"/>
      <text:p text:style-name="P2">Question:</text:p>
      <text:p text:style-name="P2">Explain the difference between malloc() and new in C++.</text:p>
      <text:p text:style-name="P6"/>
      <text:p text:style-name="P6">Max<text:span text:style-name="T3">imum</text:span> score:</text:p>
      <text:p text:style-name="P17">6</text:p>
      <text:p text:style-name="P6"/>
      <text:p text:style-name="P9"><text:span text:style-name="T6">Scoring guide</text:span>:</text:p>
      <text:p text:style-name="P6">2 points – malloc() is a C function used for dynamic memory allocation, while new is a C++ operator that also allocates memory dynamically. </text:p>
      <text:p text:style-name="P6"/>
      <text:p text:style-name="P6">2 point<text:span text:style-name="T9">s</text:span> – Memory allocated with malloc() must be explicitly deallocated with free(), whereas memory allocated with new should be deallocated with delete. </text:p>
      <text:p text:style-name="P6"/>
      <text:p text:style-name="P17">2 point<text:span text:style-name="T9">s</text:span> – <text:span text:style-name="T1">new is type-safe, whereas malloc() returns a void pointer, requiring explicit type casting.</text:span></text:p>
      <text:p text:style-name="P17"/>
      <text:p text:style-name="P7">Answer:</text:p>
      <text:p text:style-name="P18">After calling malloc(), free() must be also called. malloc() returns a void pointer, that requires explicit type casting. new is type-safe. </text:p>
      <text:p text:style-name="P18"/>
      <text:p text:style-name="P17">Score: </text:p>
      <text:p text:style-name="P23">2</text:p>
      <text:p text:style-name="P23">This answer only partially addresses the differences between malloc() and new in C++. It mentions that malloc() requires free() to be called and that it returns a void pointer, requiring explicit type casting. However, it doesn't mention that new is a C++ operator for dynamic memory allocation or the fact that memory allocated with new should be deallocated with delete. It also lacks detail on type-safety.</text:p>
      <text:p text:style-name="P3">------------------------------------------------------------------------</text:p>
      <text:p text:style-name="P3">Rate the answer to the question.</text:p>
      <text:p text:style-name="P3"/>
      <text:p text:style-name="P3">Question:</text:p>
      <text:p text:style-name="P3">Explain the difference between malloc() and new in C++.</text:p>
      <text:p text:style-name="P8"/>
      <text:p text:style-name="P8"><text:soft-page-break/>Max<text:span text:style-name="T3">imum</text:span> score:</text:p>
      <text:p text:style-name="P19">6</text:p>
      <text:p text:style-name="P8"/>
      <text:p text:style-name="P8"><text:span text:style-name="T2">Grading</text:span>:</text:p>
      <text:p text:style-name="P8">2 points – malloc() is a C function used for dynamic memory allocation, while new is a C++ operator that also allocates memory dynamically. </text:p>
      <text:p text:style-name="P8"/>
      <text:p text:style-name="P8">2 point<text:span text:style-name="T9">s</text:span> – Memory allocated with malloc() must be explicitly deallocated with free(), whereas memory allocated with new should be deallocated with delete. </text:p>
      <text:p text:style-name="P8"/>
      <text:p text:style-name="P19">2 point<text:span text:style-name="T9">s</text:span> – <text:span text:style-name="T1">new is type-safe, whereas malloc() returns a void pointer, requiring explicit type casting.</text:span></text:p>
      <text:p text:style-name="P19"/>
      <text:p text:style-name="P8">Answer:</text:p>
      <text:p text:style-name="P24">The memory allocated with new must be deallocated with delete.</text:p>
      <text:p text:style-name="P3"/>
      <text:p text:style-name="P19">Score: </text:p>
      <text:p text:style-name="P24">0</text:p>
      <text:p text:style-name="P17"/>
      <text:p text:style-name="P17"/>
      <text:p text:style-name="P17"/>
      <text:p text:style-name="P23"><text:span text:style-name="T4">Answers</text:span>:</text:p>
      <text:p text:style-name="P23"/>
      <text:p text:style-name="P23">1.</text:p>
      <text:p text:style-name="P23">Both new and malloc() are used for memory allocation. The difference between them is that malloc() is a function, while new is an operator. After malloc() memory must be deallocated with delete, whereas after new free() must be called.</text:p>
      <text:p text:style-name="P23"/>
      <text:p text:style-name="P25">2. első kritérium pipa, második félig, harmadik 0 + egy felesleges információ</text:p>
      <text:p text:style-name="P12">malloc() is a C function used for dynamic memory allocation, while new is a C++ operator that also allocates memory dynamically. <text:span text:style-name="T5">Memory allocated with new must be explicitly deallocated with delete. </text:span><text:span text:style-name="T7">new is used more frequently than new.</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26"><text:tab/><text:tab/><text:tab/><text:tab/>Same prompts formatted in an other way</text:p>
      <text:p text:style-name="P26"/>
      <text:p text:style-name="P13">Given the following task: "Explain the difference between malloc() and new in C++." and the scoring guide: “The following thoughts are worth 2 points each if they are fully included in the response; if only partially, they are worth 0 points: <text:span text:style-name="T20">m</text:span>alloc() is a C function used for dynamic memory allocation, while new is a C++ operator that also allocates memory dynamically.<text:span text:style-name="T12"> </text:span><text:span text:style-name="T20">M</text:span>emory allocated with malloc() must be explicitly deallocated with free(), whereas memory allocated with new should be deallocated with delete.<text:span text:style-name="T12"> </text:span>new is type-safe, whereas malloc() returns a void pointer, requiring explicit type casting." how would you <text:span text:style-name="T12">assess</text:span> the answer: "malloc() is a C function used for dynamic memory allocation, while new is a C++ operator that also allocates memory dynamically. new not only allocates memory but also calls the constructor for an object. Memory allocated with malloc() must be explicitly deallocated with free(), whereas memory allocated with new should be deallocated with delete. Additionally, new is type-safe, whereas malloc() returns a void pointer, requiring explicit type casting.” <text:span text:style-name="T10">A</text:span>ssessment: <text:span text:style-name="T11">6 </text:span><text:span text:style-name="T13">points - The answer explains </text:span><text:span text:style-name="T20">fully </text:span><text:span text:style-name="T13">that </text:span>malloc() is a C function used for dynamic memory allocation, while new is a C++ operator that also allocates memory dynamically <text:span text:style-name="T20">(2)</text:span>. <text:span text:style-name="T13">The answer explains </text:span><text:span text:style-name="T20">fully </text:span><text:span text:style-name="T13">that m</text:span>emory allocated with malloc() must be explicitly deallocated with free(), whereas memory allocated with new should be deallocated with delete<text:span text:style-name="T20">(2)</text:span>. <text:span text:style-name="T13">The answer explains </text:span><text:span text:style-name="T20">fully </text:span><text:span text:style-name="T13">that </text:span>new is type-safe, whereas malloc() returns a void pointer, requiring explicit type casting <text:span text:style-name="T20">(2)</text:span>.</text:p>
      <text:p text:style-name="P12"/>
      <text:p text:style-name="P13">Given the following task: "Explain the difference between malloc() and new in C++." and the scoring guide: "The following thoughts are worth 2 points each if they are fully included in the response; if only partially, they are worth 0 points: <text:span text:style-name="T20">m</text:span>alloc() is a C function used for dynamic memory allocation, while new is a C++ operator that also allocates memory dynamically.<text:span text:style-name="T12"> </text:span><text:span text:style-name="T20">M</text:span>emory allocated with malloc() must be explicitly deallocated with free(), whereas memory allocated with new should be deallocated with delete.<text:span text:style-name="T12"> </text:span>new is type-safe, whereas malloc() returns a void pointer, requiring explicit type casting." how would you <text:span text:style-name="T12">assess</text:span> the answer: "malloc() is a C function used for dynamic memory allocation, while new is a C++ operator that also allocates memory dynamically. Additionally, new is type-safe, whereas malloc() returns a void pointer, requiring explicit type casting.” <text:span text:style-name="T12">Assessment: </text:span><text:span text:style-name="T11">4 </text:span><text:span text:style-name="T13">points - The answer explains </text:span><text:span text:style-name="T21">fully</text:span><text:span text:style-name="T13"> that </text:span>malloc() is a C function used for dynamic memory allocation, while new is a C++ operator that also allocates memory dynamically <text:span text:style-name="T21">(2)</text:span>. <text:span text:style-name="T14">The answer does not explain </text:span><text:span text:style-name="T21">that </text:span><text:span text:style-name="T14">m</text:span>emory allocated with malloc() must be explicitly deallocated with free(), whereas memory allocated with new should be deallocated with delete <text:span text:style-name="T21">(0)</text:span>. <text:span text:style-name="T13">The answer explains </text:span><text:span text:style-name="T21">fully </text:span><text:span text:style-name="T13">that </text:span>new is type-safe, whereas malloc() returns a void pointer, requiring explicit type casting <text:span text:style-name="T21">(2)</text:span>.</text:p>
      <text:p text:style-name="P20"/>
      <text:p text:style-name="P14">Given the following task: "Explain the difference between malloc() and new in C++." and the scoring guide: "The following thoughts are worth 2 points each if they are fully included in the response; if only partially, they are worth 0 points: <text:span text:style-name="T20">m</text:span>alloc() is a C function used for dynamic memory allocation, while new is a C++ operator that also allocates memory dynamically.<text:span text:style-name="T12"> </text:span><text:span text:style-name="T20">M</text:span>emory allocated with malloc() must be explicitly deallocated with free(), whereas memory allocated with new should be deallocated with delete.<text:span text:style-name="T12"> </text:span>new is type-safe, whereas malloc() returns a void pointer, requiring explicit type casting." how would you <text:span text:style-name="T12">assess</text:span> the answer: "<text:span text:style-name="T11">After calling malloc(), free() must be also called. malloc() returns a void pointer, that requires explicit type casting. new is type-safe.</text:span>” <text:span text:style-name="T12">Assessment: </text:span><text:span text:style-name="T15">2 points – The answer </text:span><text:span text:style-name="T22">does not </text:span><text:span text:style-name="T15">explain </text:span><text:span text:style-name="T22">that </text:span>malloc() is a C function used for dynamic memory allocation, while new is a C++ operator that also allocates memory dynamically <text:span text:style-name="T22">(0)</text:span>. <text:span text:style-name="T22">The answer explains partially that m</text:span>emory allocated with malloc() must be explicitly deallocated with free(), whereas memory allocated with new should be deallocated with delete <text:span text:style-name="T22">(0)</text:span>. <text:soft-page-break/><text:span text:style-name="T22">The answer explains fully that</text:span> new is type-safe, whereas malloc() returns a void pointer, requiring explicit type casting <text:span text:style-name="T22">(2)</text:span>.</text:p>
      <text:p text:style-name="P14"/>
      <text:p text:style-name="P14">Given the following task: "Explain the difference between malloc() and new in C++." and the scoring guide: "The following thoughts are worth 2 points each if they are fully included in the response; if only partially, they are worth 0 points: <text:span text:style-name="T20">m</text:span>alloc() is a C function used for dynamic memory allocation, while new is a C++ operator that also allocates memory dynamically.<text:span text:style-name="T12"> </text:span><text:span text:style-name="T20">M</text:span>emory allocated with malloc() must be explicitly deallocated with free(), whereas memory allocated with new should be deallocated with delete.<text:span text:style-name="T12"> </text:span>new is type-safe, whereas malloc() returns a void pointer, requiring explicit type casting." how would you <text:span text:style-name="T12">assess</text:span> the answer: "<text:span text:style-name="T22">I don’t know</text:span>” <text:span text:style-name="T12">Assessment: </text:span><text:span text:style-name="T22">0</text:span><text:span text:style-name="T15"> points – The answer </text:span><text:span text:style-name="T22">does not </text:span><text:span text:style-name="T15">explain </text:span><text:span text:style-name="T22">that </text:span>malloc() is a C function used for dynamic memory allocation, while new is a C++ operator that also allocates memory dynamically <text:span text:style-name="T22">(0)</text:span>. <text:span text:style-name="T22">The answer does not explain that m</text:span>emory allocated with malloc() must be explicitly deallocated with free(), whereas memory allocated with new should be deallocated with delete <text:span text:style-name="T22">(0)</text:span>. <text:span text:style-name="T22">The answer does not explain that</text:span> new is type-safe, whereas malloc() returns a void pointer, requiring explicit type casting <text:span text:style-name="T22">(0)</text:span>.</text:p>
      <text:p text:style-name="P14"/>
      <text:p text:style-name="P15">Given the following task: "<text:span text:style-name="T23">What is the purpose of the "const" keyword in C++? Provide examples.</text:span>" and the scoring guide: "<text:span text:style-name="T24">Give 2 points if the answer fully includes that t</text:span>he "const" keyword in C++ is used to indicate that a variable's value cannot be modified after it is initialized. <text:span text:style-name="T24">Give 1 point if a correct example is given in the answer</text:span>" how would you <text:span text:style-name="T12">assess</text:span> the answer: "<text:span text:style-name="T22">I don’t know</text:span>” <text:span text:style-name="T12">Assessment: </text:span></text:p>
      <text:p text:style-name="P15"/>
      <text:p text:style-name="P15"/>
      <text:p text:style-name="P29"><text:span text:style-name="T1">Given the following task: "</text:span><text:span text:style-name="T16">Explain the purpose of the 'this' pointer in C++ and how it is used in member functions.</text:span><text:span text:style-name="T1">" and the scoring guide: "</text:span><text:span text:style-name="T16">Give 2 points if the answer fully includes that the 'this' pointer is a pointer that points to the current object and is used to access the object's members. Give 1 point if an example of 'this' pointer usage is provided.</text:span><text:span text:style-name="T1">" how would you </text:span><text:span text:style-name="T12">assess</text:span><text:span text:style-name="T1"> the answer: "</text:span><text:span text:style-name="T22">I don’t know</text:span><text:span text:style-name="T1">” </text:span><text:span text:style-name="T12">Assessment: </text:span></text:p>
      <text:p text:style-name="P29"/>
      <text:p text:style-name="P16">2 points – malloc() is a C function used for dynamic memory allocation, while new is a C++ operator that also allocates memory dynamically. </text:p>
      <text:p text:style-name="P16"/>
      <text:p text:style-name="P16">2 point<text:span text:style-name="T9">s</text:span> – Memory allocated with malloc() must be explicitly deallocated with free(), whereas memory allocated with new should be deallocated with delete. </text:p>
      <text:p text:style-name="P16"/>
      <text:p text:style-name="P21">2 point<text:span text:style-name="T9">s</text:span> – <text:span text:style-name="T1">new is type-safe, whereas malloc() returns a void pointer, requiring explicit type casting.</text:span></text:p>
      <text:p text:style-name="P29"/>
      <text:p text:style-name="P29"/>
      <text:p text:style-name="P30">Output “2”, if the answer contains fully the thoughts in the reference sentence; if the answer contains the thougths from the reference sentence only partially, or not then output “0”</text:p>
      <text:p text:style-name="P30">answer:”<text:span text:style-name="T1">malloc() is a C function used for dynamic memory allocation, while new is a C++ operator that also allocates memory dynamically. new not only allocates memory but also calls the constructor for an object. Memory allocated with malloc() must be explicitly deallocated with free(), whereas memory allocated with new should be deallocated with delete. Additionally, new is type-safe, whereas malloc() returns a void pointer, requiring explicit type casting.</text:span>”</text:p>
      <text:p text:style-name="P30">reference sentence:”<text:span text:style-name="T1">malloc() is a C function used for dynamic memory allocation, while new is a C++ operator that also allocates memory dynamically.</text:span>”</text:p>
      <text:p text:style-name="P30"/>
      <text:p text:style-name="P30"/>
      <text:p text:style-name="P30"/>
      <text:p text:style-name="P30"/>
      <text:p text:style-name="P30"><text:soft-page-break/></text:p>
      <text:p text:style-name="P30"/>
      <text:p text:style-name="P31">Output “2”, if the answer contains fully the thoughts in the reference sentence; if the answer contains the thougths from the reference sentence only partially, or not then output “0”</text:p>
      <text:p text:style-name="P31">answer:”<text:span text:style-name="T1">malloc() is a C function used for dynamic memory allocation, while new is a C++ operator that also allocates memory dynamically. new not only allocates memory but also calls the constructor for an object. Memory allocated with malloc() must be explicitly deallocated with free(), whereas memory allocated with new should be deallocated with delete. Additionally, new is type-safe, whereas malloc() returns a void pointer, requiring explicit type casting.</text:span>”</text:p>
      <text:p text:style-name="P31">reference sentence:”<text:span text:style-name="T1">malloc() is a C function used for dynamic memory allocation, while new is a C++ operator that also allocates memory dynamically.</text:span>”</text:p>
      <text:p text:style-name="P31"/>
      <text:p text:style-name="P32">Compare the two sentences A and B. If A contains the thoughts of B fully output 2. If A contains the thoughts of B partially output 1. If A does not contain the thoughts of B output 0.</text:p>
      <text:p text:style-name="P33">A: “<text:span text:style-name="T1">malloc() is a C function used for dynamic memory allocation, while new is a C++ operator that also allocates memory dynamically. new not only allocates memory but also calls the constructor for an object. Memory allocated with malloc() must be explicitly deallocated with free(), whereas memory allocated with new should be deallocated with delete. Additionally, new is type-safe, whereas malloc() returns a void pointer, requiring explicit type casting.”</text:span></text:p>
      <text:p text:style-name="P35">B: “<text:span text:style-name="T1">malloc() is a C function used for dynamic memory allocation, while new is a C++ operator that also allocates memory dynamically. </text:span>”</text:p>
      <text:p text:style-name="P37">output: 2</text:p>
      <text:p text:style-name="P37"/>
      <text:p text:style-name="P34">Compare the two sentences A and B. If A contains the thoughts of B fully output 2. If A contains the thoughts of B partially output 1. If A does not contain the thoughts of B output 0.</text:p>
      <text:p text:style-name="P34">A: “<text:span text:style-name="T1">malloc() is a C function used for dynamic memory allocation, while new is a C++ operator that also allocates memory dynamically. new not only allocates memory but also calls the constructor for an object. Memory allocated with malloc() must be explicitly deallocated with free(), whereas memory allocated with new should be deallocated with delete.”</text:span></text:p>
      <text:p text:style-name="P36">B: “<text:span text:style-name="T1">malloc() is a C function used for dynamic memory allocation, while new is a C++ operator that also allocates memory dynamically. </text:span>”</text:p>
      <text:p text:style-name="P37">output: </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text:soft-page-break/><text:span text:style-name="T17">If the content of B can be found in A, </text:span><text:span text:style-name="T18">output</text:span><text:span text:style-name="T17"> </text:span><text:span text:style-name="T18">true</text:span><text:span text:style-name="T17">. Otherwise </text:span><text:span text:style-name="T18">output</text:span><text:span text:style-name="T17"> false. A: “Both malloc() and new is used for memory allocation. new - an operator in C++ - not only allocates memory but also calls the constructor for an object. Memory allocated with malloc() must be explicitly deallocated with free(), whereas memory allocated with new should be deallocated with delete. Additionally, new is type-safe, whereas malloc() returns a void pointer, requiring explicit type casting. malloc is a function in C” B: “malloc() is a C function used for dynamic memory allocation, while new is a C++ operator that also allocates memory dynamically.”</text:span></text:p>
      <text:p text:style-name="P39">output: true</text:p>
      <text:p text:style-name="P40"/>
      <text:p text:style-name="P38"><text:span text:style-name="T17">If the content of B can be found in A, </text:span><text:span text:style-name="T18">output</text:span><text:span text:style-name="T17"> </text:span><text:span text:style-name="T18">true</text:span><text:span text:style-name="T17">. Otherwise </text:span><text:span text:style-name="T18">output</text:span><text:span text:style-name="T17"> false. A: “new not only allocates memory but also calls the constructor for an object. Memory allocated with malloc() must be explicitly deallocated with free(), whereas memory allocated with new should be deallocated with delete. Additionally, new is type-safe, whereas malloc() returns a void pointer, requiring explicit type casting. malloc is a function in C” B: “malloc() is a C function used for dynamic memory allocation, while new is a C++ operator that also allocates memory dynamically.”</text:span></text:p>
      <text:p text:style-name="P39">output: false</text:p>
      <text:p text:style-name="P41"/>
      <text:p text:style-name="P38"><text:span text:style-name="T17">If the content of B can be found in A, </text:span><text:span text:style-name="T18">output</text:span><text:span text:style-name="T17"> </text:span><text:span text:style-name="T18">true</text:span><text:span text:style-name="T17">. Otherwise </text:span><text:span text:style-name="T18">output</text:span><text:span text:style-name="T17"> false. A: “new not only allocates memory but also calls the constructor for an object. Memory allocated with malloc() must be explicitly deallocated with free(), whereas memory allocated with new should be deallocated with delete. Additionally, new is type-safe, whereas malloc() returns a void pointer, requiring explicit type casting. malloc is a function in C” B: “malloc() is a C function.”</text:span></text:p>
      <text:p text:style-name="P39">output: </text:p>
      <text:p text:style-name="P40"/>
      <text:p text:style-name="P40"/>
      <text:p text:style-name="P37"><text:span text:style-name="T17">output </text:span><text:span text:style-name="T19">true</text:span><text:span text:style-name="T17">, if the answer "malloc() is a C function used for dynamic memory allocation, while new is a C++ operator that also allocates memory dynamically. new not only allocates memory but also calls the constructor for an object. Memory allocated with malloc() must be explicitly deallocated with free(), whereas memory allocated with new should be deallocated with delete. Additionally, new is type-safe, whereas malloc() returns a void pointer, requiring explicit type casting." contains "malloc() is a C function used for dynamic memory allocation, while new is a C++ operator that also allocates memory dynamically."</text:span></text:p>
      <text:p text:style-name="P40"/>
      <text:p text:style-name="P40"><text:soft-page-break/>does 'malloc() is a function in C, new is a C++ operator.' contain all the thoughts from 'malloc() is a C function used for dynamic memory allocation, while new is a C++ operator that also allocates memory dynamically.' ?</text:p>
      <text:p text:style-name="P40"/>
      <text:p text:style-name="P40"/>
      <text:p text:style-name="P42"><text:span text:style-name="T25">yield</text:span> <text:span text:style-name="T25">from</text:span> <text:span text:style-name="T25">map</text:span>(<text:span text:style-name="T25">int</text:span>, torch.randperm(n, generator=torch.Generator(device=<text:span text:style-name="T26">'cuda'</text:span>)).cpu().numpy())</text:p>
      <text:p text:style-name="P4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ource Sans Pro" svg:font-family="'Source Sans Pro', ui-sans-serif, system-ui, apple-system, BlinkMacSystemFont, 'Segoe UI', Roboto, 'Helvetica Neue', Arial, 'Noto Sans', sans-serif, 'Apple Color Emoji', 'Segoe UI Emoji', 'Segoe UI Symbol', 'Noto Color Emoji'"/>
    <style:font-face style:name="Söhne Mono" svg:font-family="'Söhne Mono', Monaco, 'Andale Mono', 'Ubuntu Mono', monospace"/>
    <style:font-face style:name="monospace" svg:font-family="monospace, 'Droid Sans Mono', monospace,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5T18:25:11.063145953</meta:creation-date>
    <dc:date>2023-10-24T22:27:20.571764090</dc:date>
    <meta:editing-duration>PT22H6M55S</meta:editing-duration>
    <meta:editing-cycles>16</meta:editing-cycles>
    <meta:generator>LibreOffice/7.3.7.2$Linux_X86_64 LibreOffice_project/30$Build-2</meta:generator>
    <meta:document-statistic meta:table-count="0" meta:image-count="0" meta:object-count="0" meta:page-count="8" meta:paragraph-count="98" meta:word-count="2735" meta:character-count="17507" meta:non-whitespace-character-count="14827"/>
  </office:meta>
</office:document-meta>
</file>